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1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2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2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2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9f4fec"/>
    </style:style>
    <style:style style:name="T8" style:family="text">
      <style:text-properties officeooo:rsid="00a0d684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1" style:family="text">
      <style:text-properties officeooo:rsid="00a5eb63"/>
    </style:style>
    <style:style style:name="T12" style:family="text">
      <style:text-properties officeooo:rsid="00a5f455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aa4d99"/>
    </style:style>
    <style:style style:name="T15" style:family="text">
      <style:text-properties officeooo:rsid="00ab0832"/>
    </style:style>
    <style:style style:name="T16" style:family="text">
      <style:text-properties officeooo:rsid="00acd28a"/>
    </style:style>
    <style:style style:name="T17" style:family="text">
      <style:text-properties officeooo:rsid="00ae4882"/>
    </style:style>
    <style:style style:name="T18" style:family="text">
      <style:text-properties officeooo:rsid="00aa47f3"/>
    </style:style>
    <style:style style:name="T19" style:family="text">
      <style:text-properties officeooo:rsid="00b0ee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39"/>
      <text:p text:style-name="P14"/>
      <text:p text:style-name="P15">Hallo, mein Name ist Alex, und das ist meine Familie.</text:p>
      <text:p text:style-name="P14"/>
      <text:p text:style-name="P15">[ ħalo majn name ist Alex, und das ist majna Familja ]</text:p>
      <text:p text:style-name="P14"/>
      <text:p text:style-name="P13"/>
      <text:p text:style-name="P16">Ich habe zwei Geschwister.</text:p>
      <text:p text:style-name="P16">[ iħx <text:s/>ħabe <text:s/><text:span text:style-name="T6">ż</text:span>vaj <text:s/>gi-xwesta]</text:p>
      <text:p text:style-name="P16"/>
      <text:p text:style-name="P16">Das ist mine Schwesta Haley, und das ist mein Bruder Luke.</text:p>
      <text:p text:style-name="P16">[ Das ist majni xwesta Ħali, und das ist majn Bruda Luke ].</text:p>
      <text:p text:style-name="P16"/>
      <text:p text:style-name="P16">Das ist meine Eltern</text:p>
      <text:p text:style-name="P16">[ Das ist majne Eltan] <text:s/></text:p>
      <text:p text:style-name="P16"/>
      <text:p text:style-name="P16">Mein Vater heißt Phil, und meine Mutter heißt Claire.</text:p>
      <text:p text:style-name="P16">[ majn fata ħajst Fil, und majne Mqutter ħajst Cler ]</text:p>
      <text:p text:style-name="P16"/>
      <text:p text:style-name="P17">Das ist mein Großvater. Sein Name ist Jay.</text:p>
      <text:p text:style-name="P17">[ das is majn grosfata. <text:span text:style-name="T6">Ż</text:span>ajn name ist <text:span text:style-name="T6">ġ</text:span>ej ]</text:p>
      <text:p text:style-name="P17"/>
      <text:p text:style-name="P17">Das ist seine Frau, Gloria.</text:p>
      <text:p text:style-name="P18">[ Das ist <text:s/><text:span text:style-name="T6">ż</text:span>ajne fraw, Glorja ]</text:p>
      <text:p text:style-name="P18"/>
      <text:p text:style-name="P18">Aber, ist sie meine Großmutter?<text:tab/><text:tab/><text:tab/><text:tab/>But is she my grandmother?</text:p>
      <text:p text:style-name="P18">[ Aba, ist majne grosmutter? ]</text:p>
      <text:p text:style-name="P18"/>
      <text:p text:style-name="P18">Ihr Sohn heißt Manny.</text:p>
      <text:p text:style-name="P18">[ ija <text:span text:style-name="T6">Ż</text:span>on ħajst Many ]</text:p>
      <text:p text:style-name="P18"/>
      <text:p text:style-name="P18">Das ist mein Onkel Mitchel</text:p>
      <text:p text:style-name="P18">[ das ist majn ankel micil ]</text:p>
      <text:p text:style-name="P18"/>
      <text:p text:style-name="P21">Er ist der Bruder, von meiner Mutter.<text:tab/><text:tab/><text:tab/><text:tab/>He's the brother of my mother.</text:p>
      <text:p text:style-name="P22">[ Er ist der bruda, fon majna Muta ]</text:p>
      <text:p text:style-name="P21"/>
      <text:p text:style-name="P21">Ich habe keine Tante<text:tab/><text:tab/><text:tab/><text:tab/><text:tab/><text:tab/>I don't have an aunt</text:p>
      <text:p text:style-name="P22">[ iħx ħabe kajne Tanta <text:s/>]</text:p>
      <text:p text:style-name="P22">keine [ kajne ]<text:tab/><text:tab/><text:tab/><text:tab/><text:tab/><text:tab/><text:tab/>no</text:p>
      <text:p text:style-name="P22"/>
      <text:p text:style-name="P22">Sondern einen zweiten Onkel, Can.<text:tab/><text:tab/><text:tab/><text:tab/>But a second uncle, Can.</text:p>
      <text:p text:style-name="P22">[ <text:span text:style-name="T6">Ż</text:span>ondan ajnen <text:span text:style-name="T6">ż</text:span>vajten Unkel, Ken ]</text:p>
      <text:p text:style-name="P23">Sondern [ <text:span text:style-name="T6">Ż</text:span>ondan ]<text:tab/><text:tab/><text:tab/><text:tab/><text:tab/><text:tab/>Rather</text:p>
      <text:p text:style-name="P23">zweiten <text:s/><text:span text:style-name="T7">[ </text:span><text:span text:style-name="T6">ż</text:span>vajten <text:span text:style-name="T7">]<text:tab/><text:tab/><text:tab/><text:tab/><text:tab/><text:tab/>second</text:span></text:p>
      <text:p text:style-name="P23">einen <text:span text:style-name="T7">[ </text:span>ajnen<text:span text:style-name="T7">]<text:tab/><text:tab/><text:tab/><text:tab/><text:tab/><text:tab/><text:tab/>a</text:span></text:p>
      <text:p text:style-name="P24"><text:soft-page-break/>Sie haben eine Tochter.<text:tab/><text:tab/><text:tab/><text:tab/><text:tab/><text:tab/><text:span text:style-name="T8">They have a daughter.</text:span></text:p>
      <text:p text:style-name="P20">[ <text:span text:style-name="T6">Ż</text:span>i ħaben ajne toħta ]</text:p>
      <text:p text:style-name="P20"/>
      <text:p text:style-name="P20">Lily ist meine Cousine.<text:tab/><text:tab/><text:tab/><text:tab/><text:tab/><text:tab/>Lily is my cousin.</text:p>
      <text:p text:style-name="P20">[ Lili ist majna Ku<text:span text:style-name="T6">ż</text:span>ina ]</text:p>
      <text:p text:style-name="P20"/>
      <text:p text:style-name="P20">Naja, das ist meine Familie!<text:tab/><text:tab/><text:tab/><text:tab/><text:tab/>Well, that's my family!</text:p>
      <text:p text:style-name="P20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19">die Mutter</text:p>
      <text:p text:style-name="P19">der Vater</text:p>
      <text:p text:style-name="P19">die Eltern</text:p>
      <text:p text:style-name="P19">der Mann</text:p>
      <text:p text:style-name="P19">die Frau</text:p>
      <text:p text:style-name="P19">die Kinder</text:p>
      <text:p text:style-name="P19">der Sohn</text:p>
      <text:p text:style-name="P19">die Tochter</text:p>
      <text:p text:style-name="P19">der Bruder</text:p>
      <text:p text:style-name="P19">die Schwaster</text:p>
      <text:p text:style-name="P19">die Geschwister</text:p>
      <text:p text:style-name="P25">der Opa</text:p>
      <text:p text:style-name="P25">der Großvater</text:p>
      <text:p text:style-name="P25">die Oma</text:p>
      <text:p text:style-name="P25">die Großmutter</text:p>
      <text:p text:style-name="P25">die Grosßeltern</text:p>
      <text:p text:style-name="P25">die Tante</text:p>
      <text:p text:style-name="P25">der Onkel</text:p>
      <text:p text:style-name="P25">der Cousin</text:p>
      <text:p text:style-name="P25">die Cousine</text:p>
      <text:p text:style-name="P25"/>
      <text:p text:style-name="P8">_________________________________________________________________________________________________</text:p>
      <text:p text:style-name="P8"/>
      <text:p text:style-name="P40">Die Nomen <text:s text:c="2"/>[ di Nomen ] <text:s text:c="2"/>The nouns</text:p>
      <text:p text:style-name="P40"/>
      <text:p text:style-name="P26">der Vater<text:tab/></text:p>
      <text:p text:style-name="P26">die Mutter</text:p>
      <text:p text:style-name="P25">das Kind</text:p>
      <text:p text:style-name="P25"/>
      <text:p text:style-name="P26">der ( masculine )</text:p>
      <text:p text:style-name="P26">die ( feminine )</text:p>
      <text:p text:style-name="P26">das ( neutral )</text:p>
      <text:p text:style-name="P26">die ( plural )</text:p>
      <text:p text:style-name="P25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41">Der, die order das?<text:span text:style-name="T9"> <text:s/>[ der, die order das? ]</text:span></text:p>
      <text:p text:style-name="P41"/>
      <text:p text:style-name="P41"/>
      <text:p text:style-name="P27"><text:span text:style-name="T1">der masculine</text:span> – used for male people and professions:</text:p>
      <text:p text:style-name="P27"/>
      <text:p text:style-name="P27">der Vater, <text:s/><text:tab/>der Bruder, <text:tab/>der Arzt <text:s/>[ Azt ]<text:tab/>{ male doctor / <text:s/>physician }</text:p>
      <text:p text:style-name="P27"/>
      <text:p text:style-name="P27"/>
      <text:p text:style-name="P27">Also used for weekdays, months and seasons:</text:p>
      <text:p text:style-name="P27"/>
      <text:p text:style-name="P27">der Montag, <text:tab/><text:tab/>der Januar, <text:tab/><text:tab/>der Sommer</text:p>
      <text:p text:style-name="P27">[ der Mun-ag ]<text:tab/><text:tab/>[ der Jan-wa ]<text:tab/><text:tab/>[ der <text:span text:style-name="T6">Ż</text:span>omma ]</text:p>
      <text:p text:style-name="P27"/>
      <text:p text:style-name="P27"/>
      <text:p text:style-name="P27">Words that ends with -er :</text:p>
      <text:p text:style-name="P27"/>
      <text:p text:style-name="P27">der Vater</text:p>
      <text:p text:style-name="P27"/>
      <text:p text:style-name="P27"/>
      <text:p text:style-name="P27">Words ending with -ismus [is-mus]:</text:p>
      <text:p text:style-name="P27"/>
      <text:p text:style-name="P27">der kapitalismus</text:p>
      <text:p text:style-name="P27">[ der ka-pi-ta-lis-mus ]</text:p>
      <text:p text:style-name="P27"/>
      <text:p text:style-name="P27"/>
      <text:p text:style-name="P27">Words ending with -ling <text:s/>[ -ling ]:</text:p>
      <text:p text:style-name="P27"/>
      <text:p text:style-name="P27">der Liebling<text:tab/><text:tab/>{ the favorite one / the darling }<text:tab/></text:p>
      <text:p text:style-name="P27">[ der lib-ling ]</text:p>
      <text:p text:style-name="P27"/>
      <text:p text:style-name="P27"/>
      <text:p text:style-name="P27">For most Cars and alcholic drinks:</text:p>
      <text:p text:style-name="P27"/>
      <text:p text:style-name="P27">der Mercedes,<text:tab/><text:tab/>der Wein,<text:tab/><text:tab/>der Wodka,<text:tab/><text:tab/>der Rum</text:p>
      <text:p text:style-name="P27">[ der Mer-se-dis ]<text:tab/>[ der Vajn ]<text:tab/><text:tab/>[ der Vodka ]<text:tab/><text:tab/>[ der Rqum ]</text:p>
      <text:p text:style-name="P27"/>
      <text:p text:style-name="P27">But not:</text:p>
      <text:p text:style-name="P27">dar Bier <text:s/>[ das Biir ]</text:p>
      <text:p text:style-name="P27"/>
      <text:p text:style-name="P27"/>
      <text:p text:style-name="P27"/>
      <text:p text:style-name="P28"><text:span text:style-name="T1">die femininum</text:span> – female people and professions </text:p>
      <text:p text:style-name="P28"/>
      <text:p text:style-name="P28">die Mutter, <text:tab/><text:tab/>die Kollegin, <text:tab/><text:tab/>die <text:s/><text:span text:style-name="T6">Ä</text:span>rztin</text:p>
      <text:p text:style-name="P28">[ di Mutta ]<text:tab/><text:tab/>[ di Kol-legin ]<text:tab/><text:tab/>[ di <text:s/>Ezt-in ]</text:p>
      <text:p text:style-name="P28"/>
      <text:p text:style-name="P28"><text:soft-page-break/>But not:<text:tab/>das M<text:span text:style-name="T6">ä</text:span>dchen</text:p>
      <text:p text:style-name="P28"><text:tab/><text:tab/>[ das Me-<text:span text:style-name="T6">ċ</text:span>jin ] </text:p>
      <text:p text:style-name="P28"/>
      <text:p text:style-name="P28">Word ending in <text:s/>-heit [ ħajt ] <text:s/>and <text:s/>-keit <text:s/>[ kajt ]</text:p>
      <text:p text:style-name="P28"/>
      <text:p text:style-name="P28">die freiheit<text:tab/><text:tab/>die M<text:span text:style-name="T6">ö</text:span>glichkeit</text:p>
      <text:p text:style-name="P28">[ di <text:s/>fraj-ħajt ]<text:tab/><text:tab/>[ di Mqug-liħ-kajt ]</text:p>
      <text:p text:style-name="P28">freedom<text:tab/><text:tab/>possibility</text:p>
      <text:p text:style-name="P28"/>
      <text:p text:style-name="P28"/>
      <text:p text:style-name="P28">Words ending in -schft<text:tab/>[ xaft ]</text:p>
      <text:p text:style-name="P28"/>
      <text:p text:style-name="P28">die Freundschaft<text:tab/>[ di frond-xaft ]<text:tab/><text:tab/>friendship</text:p>
      <text:p text:style-name="P28"/>
      <text:p text:style-name="P28"/>
      <text:p text:style-name="P28">Words ending in -ung<text:tab/>[ ung ]</text:p>
      <text:p text:style-name="P28"/>
      <text:p text:style-name="P28">die Rechnung<text:tab/><text:span text:style-name="T11">[ reħ-nung ]<text:tab/>the bill / invoice</text:span></text:p>
      <text:p text:style-name="P30"/>
      <text:p text:style-name="P30"/>
      <text:p text:style-name="P30">Words ending in -e, <text:s/>-ei <text:s/>or <text:s/>-ie</text:p>
      <text:p text:style-name="P30"/>
      <text:p text:style-name="P30">die Lampe<text:tab/><text:tab/>die <text:s/>Philosophie</text:p>
      <text:p text:style-name="P30">[ di Lampa ]<text:tab/><text:tab/>[ di fil-os-o-fi ]</text:p>
      <text:p text:style-name="P30"/>
      <text:p text:style-name="P30">And all the plural nouns will have the article die.</text:p>
      <text:p text:style-name="P30"/>
      <text:p text:style-name="P30"/>
      <text:p text:style-name="P42">Das neutral</text:p>
      <text:p text:style-name="P31"/>
      <text:p text:style-name="P29">das M<text:span text:style-name="T6">ä</text:span>dchen<text:tab/><text:tab/><text:span text:style-name="T12">das Bier</text:span></text:p>
      <text:p text:style-name="P29">[ das Me-<text:span text:style-name="T6">ċ</text:span>jin ] </text:p>
      <text:p text:style-name="P29"/>
      <text:p text:style-name="P31">All the words that end in -chen <text:s/>[ xen ]:</text:p>
      <text:p text:style-name="P31"/>
      <text:p text:style-name="P29">das M<text:span text:style-name="T6">ä</text:span>dchen</text:p>
      <text:p text:style-name="P29"/>
      <text:p text:style-name="P29"/>
      <text:p text:style-name="P31">All the words ends in -lein <text:s/>[ lajn ]:</text:p>
      <text:p text:style-name="P31"/>
      <text:p text:style-name="P31">das <text:s/>Fr<text:span text:style-name="T6">ä</text:span>ulein<text:tab/> <text:s/>[ das <text:s/>froj-lajn ]<text:tab/>miss / young lady</text:p>
      <text:p text:style-name="P31"/>
      <text:p text:style-name="P31"/>
      <text:p text:style-name="P31">Most latin based words:</text:p>
      <text:p text:style-name="P31"/>
      <text:p text:style-name="P31">das <text:s/>Publikum <text:s text:c="3"/><text:tab/>das Ultimatun</text:p>
      <text:p text:style-name="P31">[ das pub-li-kum ]<text:tab/>[ das <text:s/>ul-ti-m-tum ]</text:p>
      <text:p text:style-name="P31"><text:soft-page-break/></text:p>
      <text:p text:style-name="P31">der <text:s/>Band<text:tab/>- <text:tab/>volume of a book</text:p>
      <text:p text:style-name="P31">die <text:s/>Band<text:tab/>-<text:tab/>band</text:p>
      <text:p text:style-name="P31">das Band<text:tab/>-<text:tab/>ribbon</text:p>
      <text:p text:style-name="P31"/>
      <text:p text:style-name="P31"/>
      <text:p text:style-name="P9">_________________________________________________________________________________________________</text:p>
      <text:p text:style-name="P9"/>
      <text:p text:style-name="P31"/>
      <text:p text:style-name="P32"><text:span text:style-name="T1">Der, die oder das</text:span> [ dir di <text:s/>orda das] { The, the or the }</text:p>
      <text:p text:style-name="P32"/>
      <text:p text:style-name="P43">Der</text:p>
      <text:p text:style-name="P32">der Arzt <text:s/><text:tab/><text:tab/>[ der arz ]<text:tab/><text:tab/>the doctor</text:p>
      <text:p text:style-name="P32">der Mann</text:p>
      <text:p text:style-name="P32">der Januar<text:tab/><text:tab/>[ der Janwa ]</text:p>
      <text:p text:style-name="P32">der Donnerstag<text:tab/><text:tab/>[ der Don-na-stag ]<text:tab/>thursday</text:p>
      <text:p text:style-name="P32">der Frühling<text:tab/><text:tab/>[ der Fruq-ling ]<text:tab/><text:tab/>spring</text:p>
      <text:p text:style-name="P32">der Wein<text:tab/><text:tab/>[ der vin ]</text:p>
      <text:p text:style-name="P32"/>
      <text:p text:style-name="P43">Die</text:p>
      <text:p text:style-name="P33">die Freundschaft <text:tab/>[ di frojnd-xaft ]<text:tab/><text:tab/>the friendship</text:p>
      <text:p text:style-name="P33">die Frau<text:tab/><text:tab/>[ di fraw ]<text:tab/><text:tab/>the woman</text:p>
      <text:p text:style-name="P33">die Kultur<text:tab/><text:tab/>[ di kultur ]<text:tab/><text:tab/>the culture</text:p>
      <text:p text:style-name="P33">die Oma<text:tab/><text:tab/>[ di Oma ]<text:tab/><text:tab/>granny</text:p>
      <text:p text:style-name="P32"/>
      <text:p text:style-name="P44">Das</text:p>
      <text:p text:style-name="P34">das Kind<text:tab/><text:tab/>[ das kind ]<text:tab/><text:tab/>the child</text:p>
      <text:p text:style-name="P34">das Bier<text:tab/><text:tab/></text:p>
      <text:p text:style-name="P34">das Publikum<text:tab/><text:tab/>[ das publikum ]</text:p>
      <text:p text:style-name="P34">das Mädchen<text:tab/><text:tab/>[ das med-<text:span text:style-name="T6">ċ</text:span>jin ]<text:tab/><text:tab/>the girl</text:p>
      <text:p text:style-name="P34"/>
      <text:p text:style-name="P44">Die</text:p>
      <text:p text:style-name="P34">die Großeltern<text:tab/><text:tab/>[ di gros-eltan ]</text:p>
      <text:p text:style-name="P34">die Eltern<text:tab/><text:tab/>[ di eltan ]</text:p>
      <text:p text:style-name="P31"/>
      <text:p text:style-name="P10">_________________________________________________________________________________________________</text:p>
      <text:p text:style-name="P10"/>
      <text:p text:style-name="P44">Mein und meine</text:p>
      <text:p text:style-name="P44"/>
      <text:p text:style-name="P34">der Vater<text:tab/><text:tab/>mein Vater<text:tab/><text:tab/>( used for masculine and nutral nouns )<text:tab/></text:p>
      <text:p text:style-name="P34">das Kind<text:tab/><text:tab/>mein Kind</text:p>
      <text:p text:style-name="P34"/>
      <text:p text:style-name="P34">die Mutter<text:tab/><text:tab/>meine Mutter<text:tab/><text:tab/>( used for feminine and plural nouns )</text:p>
      <text:p text:style-name="P34">die Eltern<text:tab/><text:tab/>meine Eltern</text:p>
      <text:p text:style-name="P34"/>
      <text:p text:style-name="P10">_________________________________________________________________________________________________</text:p>
      <text:p text:style-name="P10"/>
      <text:p text:style-name="P34"><text:soft-page-break/>Das ist mein Vater.</text:p>
      <text:p text:style-name="P34"/>
      <text:p text:style-name="P34">Der Onkel.</text:p>
      <text:p text:style-name="P34">Das ist mein Onkel.</text:p>
      <text:p text:style-name="P34"/>
      <text:p text:style-name="P35">Die Tante.<text:tab/>[ di tante ]</text:p>
      <text:p text:style-name="P35">Das ist meine Tante.</text:p>
      <text:p text:style-name="P35"/>
      <text:p text:style-name="P35">Die Tochter.<text:tab/>[ toħta ]</text:p>
      <text:p text:style-name="P35">Das its meine Tochter.</text:p>
      <text:p text:style-name="P35"/>
      <text:p text:style-name="P35">Die Kinder.<text:tab/>[ kinda ]</text:p>
      <text:p text:style-name="P35">Das sind meine Kinder.</text:p>
      <text:p text:style-name="P35"/>
      <text:p text:style-name="P35">Der Bruder.</text:p>
      <text:p text:style-name="P35">Das its mein Bruder.</text:p>
      <text:p text:style-name="P35"/>
      <text:p text:style-name="P35">Die Geschwister.</text:p>
      <text:p text:style-name="P35">Das sind meine Geschwister.</text:p>
      <text:p text:style-name="P35"/>
      <text:p text:style-name="P35">Das ist mein Sohn. <text:tab/>[ <text:span text:style-name="T6">ż</text:span>on ]</text:p>
      <text:p text:style-name="P35">Wie heißt mein Mann.</text:p>
      <text:p text:style-name="P35">Meine Frau heißt Monika.</text:p>
      <text:p text:style-name="P35">Mein Onkel ist super. <text:tab/>[ <text:span text:style-name="T6">ż</text:span>upa]</text:p>
      <text:p text:style-name="P35">Dasist meine Tante.</text:p>
      <text:p text:style-name="P35"/>
      <text:p text:style-name="P11">_________________________________________________________________________________________________</text:p>
      <text:p text:style-name="P11"/>
      <text:p text:style-name="P45">Das Verb `sein` <text:s/>( The Verb ` to be ` )</text:p>
      <text:p text:style-name="P35"/>
      <text:p text:style-name="P35">das ist meine Großmutter.</text:p>
      <text:p text:style-name="P35"/>
      <text:p text:style-name="P35">Das sind meine Großeltern.</text:p>
      <text:p text:style-name="P35"/>
      <text:p text:style-name="P35">Das ist mein Bruder.</text:p>
      <text:p text:style-name="P35"/>
      <text:p text:style-name="P35">Das sind meine Geschwister.</text:p>
      <text:p text:style-name="P35"/>
      <text:p text:style-name="P35">Ich<text:tab/><text:tab/>lerne<text:tab/><text:tab/>-E<text:tab/><text:tab/><text:tab/><text:tab/>ich <text:s/><text:tab/><text:tab/>bin<text:tab/><text:tab/>I am</text:p>
      <text:p text:style-name="P35">Du<text:tab/><text:tab/>lernst<text:tab/><text:tab/>-ST<text:tab/><text:tab/><text:tab/><text:tab/>du <text:s/><text:tab/><text:tab/>bist<text:tab/><text:tab/>you are</text:p>
      <text:p text:style-name="P35">Er, sie, es<text:tab/>lernt<text:tab/><text:tab/>-T<text:tab/><text:tab/><text:tab/><text:tab/>er, sie es <text:s/><text:tab/>ist<text:tab/><text:tab/>he, she, it <text:s/>is</text:p>
      <text:p text:style-name="P35">Wir<text:tab/><text:tab/>lernen<text:tab/><text:tab/>-EN<text:tab/><text:tab/><text:tab/><text:tab/>wir<text:tab/><text:tab/>sind<text:tab/><text:tab/>we are</text:p>
      <text:p text:style-name="P35">Ihr<text:tab/><text:tab/>lernt<text:tab/><text:tab/>-T<text:tab/><text:tab/><text:tab/><text:tab/>ihr<text:tab/><text:tab/>seid<text:tab/><text:tab/>you are</text:p>
      <text:p text:style-name="P35">sie, Sie<text:tab/><text:tab/>lernen<text:tab/><text:tab/>-EN<text:tab/><text:tab/><text:tab/><text:tab/>sie, Sie<text:tab/><text:tab/>sind<text:tab/><text:tab/>they are, I am <text:span text:style-name="T13">(formal)</text:span></text:p>
      <text:p text:style-name="P48"/>
      <text:p text:style-name="P48"/>
      <text:p text:style-name="P48"/>
      <text:p text:style-name="P48"/>
      <text:p text:style-name="P47"><text:soft-page-break/>Ich bin Sandra</text:p>
      <text:p text:style-name="P47"/>
      <text:p text:style-name="P47">Wer bist du?<text:tab/><text:tab/><text:tab/> <text:tab/><text:tab/>Who are you? </text:p>
      <text:p text:style-name="P47"/>
      <text:p text:style-name="P47">Wer ist das?<text:tab/><text:tab/><text:tab/><text:tab/><text:tab/>Who is this?</text:p>
      <text:p text:style-name="P47"/>
      <text:p text:style-name="P47">Wir sind aus Deutschland.<text:tab/><text:tab/><text:tab/><text:tab/>We are from Germany. </text:p>
      <text:p text:style-name="P47"/>
      <text:p text:style-name="P47">Ihr seid aus Deutschland.<text:tab/><text:tab/><text:tab/><text:tab/>You are from Germany.</text:p>
      <text:p text:style-name="P47"/>
      <text:p text:style-name="P47">Sie sind aus Deutschland.<text:tab/><text:tab/><text:tab/><text:tab/>Thet are from Germany.</text:p>
      <text:p text:style-name="P47"/>
      <text:p text:style-name="P47"/>
      <text:p text:style-name="P47">Entschuldigung, wo ist der Bahnhof?<text:tab/><text:tab/>Excuse me, where is the train station</text:p>
      <text:p text:style-name="P47">[ en-xul-i-gong, vo ist ter ban-ħof? ]</text:p>
      <text:p text:style-name="P47"/>
      <text:p text:style-name="P47">Entschuldigung Sie, wo sind die Teller?<text:tab/><text:tab/>Excuse me, where are the plates?</text:p>
      <text:p text:style-name="P47">[ en-xul-i-gong <text:s/>żi, vo żind di tella ?]</text:p>
      <text:p text:style-name="P47"/>
      <text:p text:style-name="P35"/>
      <text:p text:style-name="P12">_________________________________________________________________________________________________</text:p>
      <text:p text:style-name="P12"/>
      <text:p text:style-name="P46">Jung [ jqung ] young<text:tab/>or<text:tab/>Alt [ alt ] old</text:p>
      <text:p text:style-name="P36"/>
      <text:p text:style-name="P36"/>
      <text:p text:style-name="P36">Sie ist jung<text:tab/><text:tab/>She is young<text:tab/></text:p>
      <text:p text:style-name="P36"/>
      <text:p text:style-name="P36">Sie sind jung<text:tab/><text:tab/>They are young / <text:s/>You are young</text:p>
      <text:p text:style-name="P36"/>
      <text:p text:style-name="P36">Er ist alt<text:tab/><text:tab/>He is old</text:p>
      <text:p text:style-name="P36"/>
      <text:p text:style-name="P36">Sie sind alt<text:tab/><text:tab/>They are old</text:p>
      <text:p text:style-name="P36"/>
      <text:p text:style-name="P36">Sie ist alt<text:tab/><text:tab/> She is old</text:p>
      <text:p text:style-name="P36"/>
      <text:p text:style-name="P46">Klein [ <text:span text:style-name="T14">klajn</text:span> ] <text:span text:style-name="T14">small</text:span><text:tab/>or<text:tab/><text:span text:style-name="T14">Groß [ gros ] big</text:span></text:p>
      <text:p text:style-name="P36"/>
      <text:p text:style-name="P37">Die Maust ist klein<text:tab/><text:tab/>The mouse is small</text:p>
      <text:p text:style-name="P37">[ di mawst ist klajn ]</text:p>
      <text:p text:style-name="P37"/>
      <text:p text:style-name="P37">Die Elefanten sind groß<text:tab/>The elephants are big</text:p>
      <text:p text:style-name="P37">[ di elefantin <text:s/><text:span text:style-name="T6">ż</text:span>ind gros ]</text:p>
      <text:p text:style-name="P37"/>
      <text:p text:style-name="P37">Die Welle ist groß<text:tab/><text:tab/>The wave is big</text:p>
      <text:p text:style-name="P37">[ di vella ist gros ]</text:p>
      <text:p text:style-name="P37"/>
      <text:p text:style-name="P37">Die hunde sind klein<text:tab/><text:tab/>The dogs are small</text:p>
      <text:p text:style-name="P37">[ di ħunda <text:span text:style-name="T6">ż</text:span>ind klajn ]</text:p>
      <text:p text:style-name="P37"/>
      <text:p text:style-name="P37"><text:soft-page-break/>Das Haus ist klein<text:tab/>The house is small</text:p>
      <text:p text:style-name="P37">[ das ħaws ist klajn ]</text:p>
      <text:p text:style-name="P37"/>
      <text:p text:style-name="P37">Die Stadt <text:span text:style-name="T15">ist groß<text:tab/>The city is big</text:span></text:p>
      <text:p text:style-name="P38">[ di xtat ist gros ]</text:p>
      <text:p text:style-name="P51">_________________________________________________________________________________________________</text:p>
      <text:p text:style-name="P51"/>
      <text:p text:style-name="P59"><text:span text:style-name="T4">Welche Sprachen sprichst du?</text:span><text:span text:style-name="T10"><text:tab/><text:tab/></text:span><text:bookmark text:name="tw-target-text"/><text:span text:style-name="T10">Which languages ​​do you speak?</text:span></text:p>
      <text:p text:style-name="P58"/>
      <text:p text:style-name="P53">[ veħje xpraħen xprixt du? ]</text:p>
      <text:p text:style-name="P53"/>
      <text:p text:style-name="P53">Welche <text:tab/>which</text:p>
      <text:p text:style-name="P53">Sprache<text:tab/>languages</text:p>
      <text:p text:style-name="P53">Sprechen<text:tab/>speak<text:tab/><text:tab/>[ xprexin ]</text:p>
      <text:p text:style-name="P53"/>
      <text:p text:style-name="P53">Ich spreche Deutsch, Englisch, Kroatisch und ein bisschen Spanisch.</text:p>
      <text:p text:style-name="P51"/>
      <text:p text:style-name="P36">ein bisschen<text:tab/><text:tab/><text:span text:style-name="T16">[ ajn nis-sjin ]<text:tab/><text:tab/>a little bit</text:span></text:p>
      <text:p text:style-name="P36"/>
      <text:p text:style-name="P36">Ich spreche Maltesisch, Englisch, Italienisch und ein bisschen Deutsch.</text:p>
      <text:p text:style-name="P36"/>
      <text:p text:style-name="P36">Das ist Michael.</text:p>
      <text:p text:style-name="P50">Er spricht Deutsch, Französisch und Portugiesisch.<text:tab/><text:span text:style-name="T17">[ Fran-zqe-</text:span><text:span text:style-name="T6">ż</text:span><text:span text:style-name="T17">ix <text:s/>und Portuge-</text:span><text:span text:style-name="T6">ż</text:span><text:span text:style-name="T17">ix]</text:span></text:p>
      <text:p text:style-name="P36"><text:tab/><text:tab/><text:tab/></text:p>
      <text:p text:style-name="P36"/>
      <text:p text:style-name="P54">Hallo ich bin <text:span text:style-name="T18">Christ.</text:span></text:p>
      <text:p text:style-name="P54">Ich spreche Deutsch, Englisch und <text:s/><text:span text:style-name="T18">Französisch.</text:span></text:p>
      <text:p text:style-name="P54"/>
      <text:p text:style-name="P54"/>
      <text:p text:style-name="P54">Das ist Anna.</text:p>
      <text:p text:style-name="P54">Anna welche Sprachen sprichst du?</text:p>
      <text:p text:style-name="P54"><text:tab/><text:tab/><text:tab/>Ich spreche Deutsch, Englisch und ein bisschen Japanisch.</text:p>
      <text:p text:style-name="P54"/>
      <text:p text:style-name="P54"/>
      <text:p text:style-name="P54">Hallo, mein Name ist Sophia Hermann.</text:p>
      <text:p text:style-name="P54">Ich komme aus der Schweiz.</text:p>
      <text:p text:style-name="P54">Ich spreche Deutsch, und Italienisch.</text:p>
      <text:p text:style-name="P54"/>
      <text:p text:style-name="P54"/>
      <text:p text:style-name="P54">Hallo ich heiße Cornelius.</text:p>
      <text:p text:style-name="P54">Ich komme aus Spanien.</text:p>
      <text:p text:style-name="P54">Ich spreche Deutch, Spanisch und ein bisschen Chinesisch.</text:p>
      <text:p text:style-name="P54"/>
      <text:p text:style-name="P54">Welche Sprachen sprechen die Leute?<text:tab/><text:tab/><text:tab/><text:tab/>What languages ​​do people speak?</text:p>
      <text:p text:style-name="P54"/>
      <text:p text:style-name="P55">Deutsch, Englisch, <text:s/><text:span text:style-name="T18">Französisch, <text:s/></text:span><text:span text:style-name="T17">Japanisch, <text:s/>Italienisch, <text:s/>Spanien </text:span>und <text:s/><text:span text:style-name="T17">Chinesisch.</text:span></text:p>
      <text:p text:style-name="P52">_________________________________________________________________________________________________</text:p>
      <text:p text:style-name="P52"><text:soft-page-break/></text:p>
      <text:p text:style-name="P56">Hey, wie geht es dir?</text:p>
      <text:p text:style-name="P56"><text:tab/><text:tab/><text:tab/><text:tab/>Mir geht’s git danke.</text:p>
      <text:p text:style-name="P56"><text:tab/><text:tab/><text:tab/><text:tab/>Und wie geht’s dir?</text:p>
      <text:p text:style-name="P56"/>
      <text:p text:style-name="P56">Mir geht’s gut, danke der Nachfrage.<text:tab/><text:tab/><text:tab/>[ dunke der <text:s/>naħ-fra-ge ]<text:tab/><text:tab/>thanks for asking</text:p>
      <text:p text:style-name="P56"/>
      <text:p text:style-name="P56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56"/>
      <text:p text:style-name="P56"/>
      <text:p text:style-name="P56"/>
      <text:p text:style-name="P56">Welche Sparachen sprichst du?<text:tab/><text:tab/><text:tab/><text:tab/></text:p>
      <text:p text:style-name="P56"><text:tab/><text:tab/><text:tab/><text:tab/>Ich spreche Deutsch und Englisch.</text:p>
      <text:p text:style-name="P56"/>
      <text:p text:style-name="P56">Welche Sprachen sprechen Sie?</text:p>
      <text:p text:style-name="P56"><text:tab/><text:tab/><text:tab/><text:tab/>Ich spreche Spanisch und Chinesisch.</text:p>
      <text:p text:style-name="P56"/>
      <text:p text:style-name="P56"/>
      <text:p text:style-name="P56"/>
      <text:p text:style-name="P56"/>
      <text:p text:style-name="P56">Wie heiŋt du?<text:tab/></text:p>
      <text:p text:style-name="P56"><text:tab/><text:tab/><text:tab/><text:tab/>Iche heiße Chris.</text:p>
      <text:p text:style-name="P56"/>
      <text:p text:style-name="P56"/>
      <text:p text:style-name="P56">Wie heißen Sie?</text:p>
      <text:p text:style-name="P56"><text:tab/><text:tab/><text:tab/><text:tab/>Ich heiße Max.</text:p>
      <text:p text:style-name="P56"/>
      <text:p text:style-name="P56"/>
      <text:p text:style-name="P56"/>
      <text:p text:style-name="P56">Wie geht’s dir?</text:p>
      <text:p text:style-name="P56"><text:tab/><text:tab/><text:tab/><text:tab/><text:span text:style-name="T19">Mir geht es super!</text:span></text:p>
      <text:p text:style-name="P56"><text:tab/><text:tab/><text:tab/></text:p>
      <text:p text:style-name="P57">Wie geht es Ihnen?<text:tab/></text:p>
      <text:p text:style-name="P57"><text:tab/><text:tab/><text:tab/><text:tab/>Es geht mir ausgezeichnet<text:tab/><text:tab/>[ es <text:s/>get <text:s/>mia <text:s/>aws-gez-ħaj-net ]</text:p>
      <text:p text:style-name="P57"/>
      <text:p text:style-name="P57"/>
      <text:p text:style-name="P57">ausgezeichnet<text:tab/><text:tab/><text:tab/>[ aws-gez-ħaj-net ]<text:tab/><text:tab/><text:tab/>excellent</text:p>
      <text:p text:style-name="P51">_________________________________________________________________________________________________</text:p>
      <text:p text:style-name="P51"/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8-13T17:31:13.394673224</dc:date>
    <meta:editing-duration>PT16H9M19S</meta:editing-duration>
    <meta:editing-cycles>85</meta:editing-cycles>
    <meta:generator>LibreOffice/7.3.7.2$Linux_X86_64 LibreOffice_project/30$Build-2</meta:generator>
    <meta:document-statistic meta:table-count="0" meta:image-count="0" meta:object-count="0" meta:page-count="9" meta:paragraph-count="254" meta:word-count="1463" meta:character-count="8586" meta:non-whitespace-character-count="7035"/>
  </office:meta>
</office:document-meta>
</file>